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0E1A8B7E7DA2FF831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0.637cm" fo:padding-top="0.05cm" fo:padding-bottom="0.05cm" fo:padding-left="0.1cm" fo:padding-right="0.1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0.955cm" fo:padding-top="0.05cm" fo:padding-bottom="0.05cm" fo:padding-left="0.1cm" fo:padding-right="0.1cm"/>
      <style:paragraph-properties style:writing-mode="lr-tb"/>
    </style:style>
    <style:style style:name="gr4" style:family="graphic" style:parent-style-name="objectwithoutfill">
      <style:graphic-properties svg:stroke-width="0.03cm" svg:stroke-color="#ff8000" draw:marker-start-width="0.33cm" draw:marker-end="Arrowheads_20_1" draw:marker-end-width="0.1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933cm" fo:min-width="1.254cm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371cm" fo:min-width="0.582cm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375cm" fo:min-width="0cm" fo:padding-top="0.14cm" fo:padding-bottom="0.14cm" fo:padding-left="0.265cm" fo:padding-right="0.265cm"/>
    </style:style>
    <style:style style:name="gr8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59cm" fo:min-width="1.499cm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098cm" fo:min-width="1.509cm" fo:padding-top="0.14cm" fo:padding-bottom="0.14cm" fo:padding-left="0.265cm" fo:padding-right="0.265cm"/>
    </style:style>
    <style:style style:name="gr10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307cm" fo:min-width="0.684cm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Arial" fo:font-size="8pt"/>
    </style:style>
    <style:style style:name="P4" style:family="paragraph">
      <style:paragraph-properties fo:text-align="center"/>
      <style:text-properties fo:hyphenate="true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Arial" fo:font-size="8pt" fo:hyphenate="true"/>
    </style:style>
    <style:style style:name="T1" style:family="text">
      <style:text-properties style:font-name="Arial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0.02cm" svg:height="2.2cm" svg:x="5.49cm" svg:y="9.9cm">
            <draw:image xlink:href="Pictures/1000000000000400000000E1A8B7E7DA2FF83100.png" xlink:type="simple" xlink:show="embed" xlink:actuate="onLoad" draw:mime-type="image/png">
              <text:p/>
            </draw:image>
          </draw:frame>
          <draw:frame draw:style-name="gr2" draw:text-style-name="P3" draw:layer="layout" svg:width="1.947cm" svg:height="0.737cm" svg:x="8.292cm" svg:y="12.4cm">
            <draw:text-box>
              <text:p text:style-name="P2"><text:span text:style-name="T1">Hatch/airlock control</text:span></text:p>
            </draw:text-box>
          </draw:frame>
          <draw:frame draw:style-name="gr3" draw:text-style-name="P5" draw:layer="layout" svg:width="1.978cm" svg:height="1.055cm" svg:x="5.12cm" svg:y="11.105cm">
            <draw:text-box>
              <text:p text:style-name="P4"><text:span text:style-name="T1">Pressure valves and H2/O2 supply</text:span></text:p>
            </draw:text-box>
          </draw:frame>
          <draw:line draw:style-name="gr4" draw:text-style-name="P1" draw:layer="layout" svg:x1="7.11cm" svg:y1="11.411cm" svg:x2="8.326cm" svg:y2="10.492cm">
            <text:p/>
          </draw:line>
          <draw:line draw:style-name="gr4" draw:text-style-name="P1" draw:layer="layout" svg:x1="13.525cm" svg:y1="11.799cm" svg:x2="12.739cm" svg:y2="10.819cm">
            <text:p/>
          </draw:line>
          <draw:custom-shape draw:style-name="gr5" draw:text-style-name="P1" draw:layer="layout" svg:width="1.808cm" svg:height="1.237cm" svg:x="10.941cm" svg:y="9.909cm">
            <text:p/>
            <draw:enhanced-geometry svg:viewBox="0 0 21600 21600" draw:path-stretchpoint-x="10800" draw:path-stretchpoint-y="10800" draw:text-areas="?f3 ?f4 ?f5 ?f6" draw:type="round-rectangle" draw:modifiers="764.1509433962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124cm" svg:height="0.663cm" svg:x="10.89cm" svg:y="11.218cm">
            <text:p/>
            <draw:enhanced-geometry svg:viewBox="0 0 21600 21600" draw:path-stretchpoint-x="10800" draw:path-stretchpoint-y="10800" draw:text-areas="?f3 ?f4 ?f5 ?f6" draw:type="round-rectangle" draw:modifiers="764.1509433962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0.441cm" svg:height="0.663cm" svg:x="12.021cm" svg:y="11.218cm">
            <text:p/>
            <draw:enhanced-geometry svg:viewBox="0 0 21600 21600" draw:path-stretchpoint-x="10800" draw:path-stretchpoint-y="10800" draw:text-areas="?f3 ?f4 ?f5 ?f6" draw:type="round-rectangle" draw:modifiers="764.1509433962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2.047cm" svg:height="0.888cm" svg:x="8.342cm" svg:y="9.91cm">
            <text:p/>
            <draw:enhanced-geometry svg:viewBox="0 0 21600 21600" draw:path-stretchpoint-x="10800" draw:path-stretchpoint-y="10800" draw:text-areas="?f3 ?f4 ?f5 ?f6" draw:type="round-rectangle" draw:modifiers="764.1509433962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2.047cm" svg:height="0.386cm" svg:x="8.342cm" svg:y="10.841cm">
            <text:p/>
            <draw:enhanced-geometry svg:viewBox="0 0 21600 21600" draw:path-stretchpoint-x="10800" draw:path-stretchpoint-y="10800" draw:text-areas="?f3 ?f4 ?f5 ?f6" draw:type="round-rectangle" draw:modifiers="764.1509433962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1.226cm" svg:height="0.599cm" svg:x="8.724cm" svg:y="11.262cm">
            <text:p/>
            <draw:enhanced-geometry svg:viewBox="0 0 21600 21600" draw:path-stretchpoint-x="10800" draw:path-stretchpoint-y="10800" draw:text-areas="?f3 ?f4 ?f5 ?f6" draw:type="round-rectangle" draw:modifiers="764.1509433962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5" draw:layer="layout" svg:width="1.978cm" svg:height="0.737cm" svg:x="6.178cm" svg:y="12.4cm">
            <draw:text-box>
              <text:p text:style-name="P4"><text:span text:style-name="T1">Pressure indicators</text:span></text:p>
            </draw:text-box>
          </draw:frame>
          <draw:line draw:style-name="gr4" draw:text-style-name="P1" draw:layer="layout" svg:x1="7.284cm" svg:y1="12.392cm" svg:x2="8.326cm" svg:y2="11.003cm">
            <text:p/>
          </draw:line>
          <draw:frame draw:style-name="gr2" draw:text-style-name="P3" draw:layer="layout" svg:width="1.491cm" svg:height="0.737cm" svg:x="10.393cm" svg:y="12.4cm">
            <draw:text-box>
              <text:p text:style-name="P2"><text:span text:style-name="T1">External lights</text:span></text:p>
            </draw:text-box>
          </draw:frame>
          <draw:frame draw:style-name="gr2" draw:text-style-name="P3" draw:layer="layout" svg:width="1.491cm" svg:height="0.737cm" svg:x="12.094cm" svg:y="12.4cm">
            <draw:text-box>
              <text:p text:style-name="P2"><text:span text:style-name="T1">Radiator control</text:span></text:p>
            </draw:text-box>
          </draw:frame>
          <draw:line draw:style-name="gr4" draw:text-style-name="P1" draw:layer="layout" svg:x1="9.225cm" svg:y1="12.382cm" svg:x2="9.294cm" svg:y2="11.871cm">
            <text:p/>
          </draw:line>
          <draw:line draw:style-name="gr4" draw:text-style-name="P1" draw:layer="layout" svg:x1="11.125cm" svg:y1="12.382cm" svg:x2="11.39cm" svg:y2="11.902cm">
            <text:p/>
          </draw:line>
          <draw:line draw:style-name="gr4" draw:text-style-name="P1" draw:layer="layout" svg:x1="12.545cm" svg:y1="12.382cm" svg:x2="12.238cm" svg:y2="11.891cm">
            <text:p/>
          </draw:line>
          <draw:frame draw:style-name="gr2" draw:text-style-name="P5" draw:layer="layout" svg:width="2.286cm" svg:height="0.737cm" svg:x="13.538cm" svg:y="11.413cm">
            <draw:text-box>
              <text:p text:style-name="P4"><text:span text:style-name="T1">Thermal management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27T21:03:24.346000000</meta:creation-date>
    <dc:date>2022-07-28T23:37:40.938000000</dc:date>
    <meta:editing-duration>PT26M54S</meta:editing-duration>
    <meta:editing-cycles>5</meta:editing-cycles>
    <meta:generator>LibreOffice/7.2.6.2$Windows_X86_64 LibreOffice_project/b0ec3a565991f7569a5a7f5d24fed7f52653d754</meta:generator>
    <meta:document-statistic meta:object-count="20"/>
  </office:meta>
</office:document-meta>
</file>